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39e" officeooo:paragraph-rsid="0013839e"/>
    </style:style>
    <style:style style:name="P2" style:family="paragraph" style:parent-style-name="Standard">
      <style:text-properties officeooo:rsid="0013839e" officeooo:paragraph-rsid="0013839e"/>
    </style:style>
    <style:style style:name="P3" style:family="paragraph" style:parent-style-name="Standard">
      <style:text-properties officeooo:rsid="00146248" officeooo:paragraph-rsid="00146248"/>
    </style:style>
    <style:style style:name="P4" style:family="paragraph" style:parent-style-name="Standard">
      <style:paragraph-properties fo:text-align="center" style:justify-single-word="false"/>
      <style:text-properties officeooo:rsid="00146248" officeooo:paragraph-rsid="00146248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46248" officeooo:paragraph-rsid="00146248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46248"/>
    </style:style>
    <style:style style:name="T4" style:family="text">
      <style:text-properties fo:color="#c9211e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1</text:p>
      <text:p text:style-name="P1"/>
      <text:p text:style-name="P1"><text:span text:style-name="T2">This</text:span> is a <text:span text:style-name="T1">TEST</text:span>!!!<text:span text:style-name="T3">This </text:span></text:p>
      <text:p text:style-name="P3">This is <text:span text:style-name="T4">Another</text:span> <text:span text:style-name="T6">Test e</text:span></text:p>
      <text:p text:style-name="P4">Centralized tex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9:57:19.784138490</meta:creation-date>
    <dc:date>2021-11-19T16:11:58.553049643</dc:date>
    <meta:editing-duration>PT1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2" meta:character-count="65" meta:non-whitespace-character-count="56"/>
  </office:meta>
</office:document-meta>
</file>